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da" style:country-asian="DK"/>
    </style:style>
    <style:style style:name="P2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a" style:country-asian="DK"/>
    </style:style>
    <style:style style:name="P3" style:parent-style-name="Normal" style:family="paragraph">
      <style:paragraph-properties fo:margin-bottom="0.0694in" fo:line-height="100%"/>
      <style:text-properties style:font-name-asian="Times New Roman" style:font-name-complex="Times New Roman" style:letter-kerning="false" style:font-size-complex="12pt" style:language-asian="da" style:country-asian="DK"/>
    </style:style>
    <style:style style:name="P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a" style:country-asian="DK"/>
    </style:style>
    <style:style style:name="P5" style:parent-style-name="Normal" style:family="paragraph">
      <style:paragraph-properties fo:margin-bottom="0.0694in" fo:line-height="100%"/>
      <style:text-properties style:font-name-asian="Times New Roman" style:font-name-complex="Times New Roman" style:letter-kerning="false" style:font-size-complex="12pt" style:language-asian="da" style:country-asian="DK"/>
    </style:style>
    <style:style style:name="P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da" style:country-asian="DK"/>
    </style:style>
    <style:style style:name="P7" style:parent-style-name="Normal" style:family="paragraph">
      <style:paragraph-properties fo:margin-bottom="0.0694in" fo:line-height="100%"/>
      <style:text-properties style:font-name-asian="Times New Roman" style:font-name-complex="Times New Roman" style:letter-kerning="false" style:font-size-complex="12pt" style:language-asian="da" style:country-asian="DK"/>
    </style:style>
  </office:automatic-styles>
  <office:body>
    <office:text text:use-soft-page-breaks="true">
      <text:h text:style-name="P1" text:outline-level="2">Part 4: Explain it<text:line-break/><text:line-break/>Three<text:s/>key<text:s/>steps to<text:s/>ensure a<text:s/>successful<text:s/>implementation<text:s/>of new pipeline.</text:h>
      <text:h text:style-name="P2" text:outline-level="3">1. Automate the weekly<text:s/>update of new player data the most recent games</text:h>
      <text:p text:style-name="P3">Instead of downloading and opening files manually, we can set up the system to automatically collect updated player statistics every Monday morning after the weekend matches.<text:line-break/>This will save time for staff, ensure reliable data updates and reduce<text:s/>potential<text:s/>human errors. Once it’s set up, it runs on its own with minimal cost.</text:p>
      <text:h text:style-name="P4" text:outline-level="3">2. Provide easy access to insights</text:h>
      <text:p text:style-name="P5">We will create an internal dashboard where staff can view updated statistics, player comparisons, and download PDF reports,<text:s/>all with one click, no technical skills needed.<text:line-break/>This makes it easy to prepare for meetings, evaluate player performance, and share insights. The solution runs on a standard computer, with no need for<text:s/>new expensive solutions.</text:p>
      <text:h text:style-name="P6" text:outline-level="3">3. Make it<text:s/>a natural<text:s/>part of the workflow</text:h>
      <text:p text:style-name="P7">We recommend using the dashboard in monthly meetings and encouraging staff to use the report feature when reviewing players.<text:s/>The more it’s used, the more value it creates. This isn’t just about data,<text:s/>it’s about supporting decisions and creating a consistent, professional process<text:s/>that makes it easy and ”natural” to use data to guide decision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2F5496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="Calibri" style:font-name-asian="Times New Roman" style:font-name-complex="Times New Roman" fo:color="#2F5496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="Calibri" style:font-name-asian="Times New Roman" style:font-name-complex="Times New Roman" fo:font-style="italic" style:font-style-asian="italic" style:font-style-complex="italic" fo:color="#2F5496"/>
    </style:style>
    <style:style style:name="Overskrift5Tegn" style:display-name="Overskrift 5 Tegn" style:family="text" style:parent-style-name="Standardskrifttypeiafsnit">
      <style:text-properties style:font-name="Calibri" style:font-name-asian="Times New Roman" style:font-name-complex="Times New Roman" fo:color="#2F5496"/>
    </style:style>
    <style:style style:name="Overskrift6Tegn" style:display-name="Overskrift 6 Tegn" style:family="text" style:parent-style-name="Standardskrifttypeiafsnit">
      <style:text-properties style:font-name="Calibri"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="Calibri"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="Calibri"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="Calibri"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="Calibri"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F5496"/>
    </style:style>
    <style:style style:name="Stærktcitat" style:display-name="Stærkt citat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F5496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F5496" fo:letter-spacing="0.0034in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cus Vogt Nielsen</meta:initial-creator>
    <dc:creator>Marcus Vogt Nielsen</dc:creator>
    <meta:creation-date>2025-05-15T09:15:00Z</meta:creation-date>
    <dc:date>2025-05-15T09:25:00Z</dc:date>
    <meta:template xlink:href="Normal" xlink:type="simple"/>
    <meta:editing-cycles>1</meta:editing-cycles>
    <meta:editing-duration>PT600S</meta:editing-duration>
    <meta:document-statistic meta:page-count="1" meta:paragraph-count="2" meta:word-count="177" meta:character-count="1258" meta:row-count="9" meta:non-whitespace-character-count="1083"/>
  </office:meta>
</office:document-meta>
</file>